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Corps_20_de_20_texte.Paragraph" style:list-style-name="L22">
      <style:paragraph-properties fo:margin-left="1.251cm" fo:margin-right="0cm" fo:text-indent="0cm" style:auto-text-indent="false"/>
    </style:style>
    <style:style style:name="P77" style:family="paragraph" style:parent-style-name="Standard" style:list-style-name="L25"/>
    <style:style style:name="P78" style:family="paragraph" style:parent-style-name="Standard" style:list-style-name="L33"/>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2.0.oxt&#13;Update file created : StyleSwitcher.update.xml&#13;&#13;10.04.2021 15:37:0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2.0.oxt&#13;Update file created : StyleSwitcher-A.update.xml&#13;&#13;10.04.2021 15:37: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2.0.oxt&#13;Update file created : StyleSwitcher-L.update.xml&#13;&#13;10.04.2021 15:37: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74921382922086046"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170871303702778348" text:style-name="L2">
        <text:list-item>
          <text:p text:style-name="P41">Version 2.1.2 :</text:p>
        </text:list-item>
      </text:list>
      <text:list xml:id="list5256422273067311604" text:style-name="L3">
        <text:list-item>
          <text:list>
            <text:list-item>
              <text:p text:style-name="P42">Localized help : resolved non-functional hyperlink due to API incompatibility introduced by Apache OpenOffice 4.1 (and LibreOffice 4.0).</text:p>
            </text:list-item>
          </text:list>
        </text:list-item>
      </text:list>
      <text:list xml:id="list35594765" text:continue-list="list9170871303702778348" text:style-name="L2">
        <text:list-item>
          <text:p text:style-name="P41">Version 2.1.1 :</text:p>
        </text:list-item>
      </text:list>
      <text:list xml:id="list6975155507912031440"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5595159" text:continue-list="list35594765" text:style-name="L2">
        <text:list-item>
          <text:p text:style-name="P41">Version 2.1.0 :</text:p>
        </text:list-item>
      </text:list>
      <text:list xml:id="list4401691368063639647"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5596788" text:continue-list="list35595159" text:style-name="L2">
        <text:list-item>
          <text:p text:style-name="P41">Version 2.0.0 :</text:p>
        </text:list-item>
      </text:list>
      <text:list xml:id="list9206625573070821040"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5606755" text:continue-list="list35596788" text:style-name="L2">
        <text:list-item>
          <text:p text:style-name="P41">Version 1.5.3 :</text:p>
        </text:list-item>
      </text:list>
      <text:list xml:id="list6148932491929593678"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68485555214567419"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89294362738831578"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63650365115235558"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0735118779948997"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41178563209252056"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555613975239602834"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617554118506365884"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83233646546290757"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463687640091631689"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09052611392456637" text:style-name="L17">
        <text:list-item>
          <text:p text:style-name="P56">Arg1 : <text:span text:style-name="InstructionMacro">String</text:span> : mandatory, type of control used for the button</text:p>
        </text:list-item>
      </text:list>
      <text:list xml:id="list7124030685219901404"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668246858715977517"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18251501759850869"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823699951255667907"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097338976114556277"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699410619433632437"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97016568213453583"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526222099563048907" text:style-name="L25">
        <text:list-item text:start-value="1">
          <text:p text:style-name="P7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74334807025864075"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34364383969236476"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725968711429238976"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589371382040008308"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261501800213672740"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149268507104004010"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02580439169174218"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976885326495330286" text:style-name="L33">
        <text:list-item text:start-value="1">
          <text:p text:style-name="P7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910329736827300284"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651851478282318750"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09469515765408318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3666135354306781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4762671743623298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60995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969532969009106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1926422346252887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12260926290389141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0</dc:date>
     <text:p>internal</text:p>
     <text:p>Page2</text:p>
     <text:p/>
    </office:annotation>Paragraph styles</text:p>
      <text:p text:style-name="P28"><office:annotation>
     <dc:creator>BM</dc:creator>
     <dc:date>2008-03-13T00:00:00.50</dc:date>
     <text:p>internal</text:p>
     <text:p>Page7</text:p>
     <text:p/>
    </office:annotation>Hyperlinks</text:p>
      <text:p text:style-name="hlp_5f_paragraph"><text:span text:style-name="T14"><office:annotation>
      <dc:creator>BM</dc:creator>
      <dc:date>2008-03-13T00:00:00.51</dc:date>
      <text:p>internal</text:p>
      <text:p>Page3</text:p>
      <text:p/>
     </office:annotation></text:span><text:span text:style-name="T14">Text formatting</text:span></text:p>
      <text:p text:style-name="P28"><office:annotation>
     <dc:creator>BM</dc:creator>
     <dc:date>2008-03-26T00:00:00.5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1</dc:date>
     <text:p>external</text:p>
     <text:p>text/swriter/main0210.xhp</text:p>
     <text:p/>
    </office:annotation><text:span text:style-name="T14">Preview topic</text:span> </text:p>
      <text:p text:style-name="hlp_5f_paragraph">This hyperlink displays <text:s/><office:annotation>
     <dc:creator>BM</dc:creator>
     <dc:date>2008-03-15T00:00:00.5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612481" text:continue-list="list709469515765408318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612034" text:continue-list="list3560995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5609894" text:continue-list="list3561248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5" meta:character-count="8195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2.0")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Unlink associated template", "en")
		 	    setTitle("Vorlagenverknüpfung aufheben", "de")
		 	endTitles
            setURL("Basic", "StyleSwitcher", "Module1", "Unlink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